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ans-serif"/>
    <style:font-face style:name="Menlo" svg:font-family="Menlo, Monaco, Consolas,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orphans="2" fo:widows="2" fo:text-indent="0cm" style:auto-text-indent="false" fo:padding="0cm" fo:border="none"/>
    </style:style>
    <style:style style:name="P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bold" officeooo:paragraph-rsid="001bec6d" style:font-weight-asian="bold" style:font-weight-complex="bold"/>
    </style:style>
    <style:style style:name="P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bold" officeooo:rsid="001e5630" officeooo:paragraph-rsid="001e5630" style:font-weight-asian="bold" style:font-weight-complex="bold"/>
    </style:style>
    <style:style style:name="P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bold" officeooo:rsid="001ed455" officeooo:paragraph-rsid="001ed455" style:font-weight-asian="bold" style:font-weight-complex="bold"/>
    </style:style>
    <style:style style:name="P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rsid="001934ac" officeooo:paragraph-rsid="001934ac" fo:background-color="#ffff00"/>
    </style:style>
    <style:style style:name="P6"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rsid="001a3561" officeooo:paragraph-rsid="001a3561" fo:background-color="#ffff00"/>
    </style:style>
    <style:style style:name="P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tyle="italic" fo:font-weight="normal" officeooo:rsid="001a3561" officeooo:paragraph-rsid="001a3561" fo:background-color="#ffff00" style:font-style-asian="italic" style:font-weight-asian="normal" style:font-style-complex="italic" style:font-weight-complex="normal"/>
    </style:style>
    <style:style style:name="P8"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tyle="normal" fo:font-weight="normal" officeooo:rsid="001bb402" officeooo:paragraph-rsid="001bb402" fo:background-color="#ffff00"/>
    </style:style>
    <style:style style:name="P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tyle="normal" fo:font-weight="normal" officeooo:rsid="001bb402" officeooo:paragraph-rsid="001bb402" fo:background-color="#ffff00"/>
    </style:style>
    <style:style style:name="P1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tyle="normal" fo:font-weight="normal" officeooo:rsid="001cf6a3" officeooo:paragraph-rsid="001cf6a3" fo:background-color="#ffff00" style:font-weight-asian="normal" style:font-weight-complex="normal"/>
    </style:style>
    <style:style style:name="P1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tyle="normal" fo:font-weight="normal" officeooo:rsid="001d0e5b" officeooo:paragraph-rsid="001d0e5b" fo:background-color="#ffff00" style:font-weight-asian="normal" style:font-weight-complex="normal"/>
    </style:style>
    <style:style style:name="P1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tyle="normal" fo:font-weight="normal" officeooo:paragraph-rsid="001bb402"/>
    </style:style>
    <style:style style:name="P1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tyle="normal" fo:font-weight="normal" officeooo:rsid="001bb402" officeooo:paragraph-rsid="001bb402" fo:background-color="transparent"/>
    </style:style>
    <style:style style:name="P1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tyle="normal" fo:font-weight="bold" officeooo:rsid="001cf6a3" officeooo:paragraph-rsid="001cf6a3" fo:background-color="#ffff00" style:font-weight-asian="bold" style:font-weight-complex="bold"/>
    </style:style>
    <style:style style:name="P1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tyle="normal" fo:font-weight="bold" officeooo:rsid="001d0e5b" officeooo:paragraph-rsid="001d0e5b" fo:background-color="#ffff00" style:font-weight-asian="bold" style:font-weight-complex="bold"/>
    </style:style>
    <style:style style:name="P1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style>
    <style:style style:name="P1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1d0e5b"/>
    </style:style>
    <style:style style:name="P1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1e5630"/>
    </style:style>
    <style:style style:name="P1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1fc5db"/>
    </style:style>
    <style:style style:name="P20"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1d0e5b"/>
    </style:style>
    <style:style style:name="P2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1fc5db"/>
    </style:style>
    <style:style style:name="P2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ize="16pt" fo:font-weight="bold" officeooo:rsid="001934ac" officeooo:paragraph-rsid="001934ac" style:font-size-asian="16pt" style:font-weight-asian="bold" style:font-size-complex="16pt" style:font-weight-complex="bold"/>
    </style:style>
    <style:style style:name="P24"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2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1cf6a3" officeooo:paragraph-rsid="001cf6a3" fo:background-color="#ffff00" style:font-weight-asian="normal" style:font-weight-complex="normal"/>
    </style:style>
    <style:style style:name="P2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paragraph-rsid="001d0e5b"/>
    </style:style>
    <style:style style:name="P2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1e5630" officeooo:paragraph-rsid="001e5630" style:font-weight-asian="normal" style:font-weight-complex="normal"/>
    </style:style>
    <style:style style:name="P2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1ed455" officeooo:paragraph-rsid="001ed455" style:font-weight-asian="normal" style:font-weight-complex="normal"/>
    </style:style>
    <style:style style:name="T1" style:family="text">
      <style:text-properties fo:font-variant="normal" fo:text-transform="none" fo:color="#333333" style:font-name="Lato" fo:font-size="12pt" fo:letter-spacing="normal"/>
    </style:style>
    <style:style style:name="T2" style:family="text">
      <style:text-properties fo:font-variant="normal" fo:text-transform="none" fo:color="#333333" style:font-name="Lato" fo:font-size="12pt" fo:letter-spacing="normal" fo:font-style="normal"/>
    </style:style>
    <style:style style:name="T3" style:family="text">
      <style:text-properties fo:font-variant="normal" fo:text-transform="none" fo:color="#333333" style:font-name="Lato" fo:font-size="12pt" fo:letter-spacing="normal" fo:font-style="normal" fo:font-weight="normal"/>
    </style:style>
    <style:style style:name="T4" style:family="text">
      <style:text-properties fo:font-variant="normal" fo:text-transform="none" fo:color="#333333" style:font-name="Lato" fo:font-size="12pt" fo:letter-spacing="normal" fo:font-style="normal" fo:font-weight="normal" fo:background-color="#f9f2f4" loext:char-shading-value="0" loext:padding="0cm" loext:border="none"/>
    </style:style>
    <style:style style:name="T5" style:family="text">
      <style:text-properties fo:font-variant="normal" fo:text-transform="none" fo:color="#333333" style:font-name="Lato" fo:font-size="12pt" fo:letter-spacing="normal" fo:font-style="normal" fo:font-weight="normal" officeooo:rsid="001934ac"/>
    </style:style>
    <style:style style:name="T6" style:family="text">
      <style:text-properties fo:font-variant="normal" fo:text-transform="none" fo:color="#333333" style:font-name="Lato" fo:font-size="12pt" fo:letter-spacing="normal" fo:font-style="normal" fo:font-weight="normal" officeooo:rsid="001fc5db" fo:background-color="transparent" loext:char-shading-value="0" style:font-weight-asian="normal" style:font-weight-complex="normal" loext:padding="0cm" loext:border="none"/>
    </style:style>
    <style:style style:name="T7" style:family="text">
      <style:text-properties fo:font-variant="normal" fo:text-transform="none" fo:color="#333333" style:font-name="Lato" fo:font-size="12pt" fo:letter-spacing="normal" fo:font-style="normal" fo:font-weight="normal" fo:background-color="transparent" loext:char-shading-value="0" loext:padding="0cm" loext:border="none"/>
    </style:style>
    <style:style style:name="T8" style:family="text">
      <style:text-properties fo:font-variant="normal" fo:text-transform="none" fo:color="#333333" style:font-name="Lato" fo:font-size="12pt" fo:letter-spacing="normal" fo:font-style="normal" fo:font-weight="normal" fo:background-color="transparent" loext:char-shading-value="0" loext:padding="0cm" loext:border="none"/>
    </style:style>
    <style:style style:name="T9" style:family="text">
      <style:text-properties fo:font-variant="normal" fo:text-transform="none" fo:color="#333333" style:font-name="Lato" fo:font-size="12pt" fo:letter-spacing="normal" fo:font-style="normal" fo:font-weight="normal" officeooo:rsid="0021a254" fo:background-color="transparent" loext:char-shading-value="0" loext:padding="0cm" loext:border="none"/>
    </style:style>
    <style:style style:name="T10" style:family="text">
      <style:text-properties fo:font-variant="normal" fo:text-transform="none" fo:color="#333333" style:font-name="Lato" fo:font-size="12pt" fo:letter-spacing="normal" fo:font-style="normal" fo:font-weight="normal" officeooo:rsid="001e5630" style:font-weight-asian="normal" style:font-weight-complex="normal"/>
    </style:style>
    <style:style style:name="T11" style:family="text">
      <style:text-properties fo:font-variant="normal" fo:text-transform="none" fo:color="#333333" style:font-name="Lato" fo:font-size="12pt" fo:letter-spacing="normal" fo:font-style="normal" fo:font-weight="normal" loext:padding="0cm" loext:border="none"/>
    </style:style>
    <style:style style:name="T12" style:family="text">
      <style:text-properties fo:font-variant="normal" fo:text-transform="none" fo:color="#333333" style:font-name="Lato" fo:font-size="12pt" fo:letter-spacing="normal" fo:font-style="normal" fo:font-weight="normal" officeooo:rsid="0021a254"/>
    </style:style>
    <style:style style:name="T13" style:family="text">
      <style:text-properties fo:font-variant="normal" fo:text-transform="none" fo:color="#333333" style:font-name="Lato" fo:font-size="12pt" fo:letter-spacing="normal" fo:background-color="transparent" loext:char-shading-value="0"/>
    </style:style>
    <style:style style:name="T14" style:family="text">
      <style:text-properties fo:font-variant="normal" fo:text-transform="none" fo:color="#333333" style:font-name="Lato" fo:font-size="12pt" fo:letter-spacing="normal" officeooo:rsid="001934ac" fo:background-color="transparent" loext:char-shading-value="0"/>
    </style:style>
    <style:style style:name="T15" style:family="text">
      <style:text-properties fo:font-variant="normal" fo:text-transform="none" fo:color="#333333" style:font-name="Lato" fo:font-size="12pt" fo:letter-spacing="normal" officeooo:rsid="001bb402" fo:background-color="transparent" loext:char-shading-value="0" style:font-style-asian="normal" style:font-weight-asian="normal" style:font-style-complex="normal" style:font-weight-complex="normal"/>
    </style:style>
    <style:style style:name="T16" style:family="text">
      <style:text-properties fo:font-variant="normal" fo:text-transform="none" fo:color="#333333" style:font-name="Lato" fo:font-size="12pt" fo:letter-spacing="normal" fo:background-color="#ffff00" loext:char-shading-value="0"/>
    </style:style>
    <style:style style:name="T17" style:family="text">
      <style:text-properties fo:font-variant="normal" fo:text-transform="none" fo:color="#333333" style:font-name="Lato" fo:letter-spacing="normal" fo:font-style="normal"/>
    </style:style>
    <style:style style:name="T18" style:family="text">
      <style:text-properties fo:font-variant="normal" fo:text-transform="none" fo:color="#333333" style:font-name="Lato" fo:font-size="16pt" fo:letter-spacing="normal" fo:font-style="normal" officeooo:rsid="001bec6d" style:font-size-asian="14pt" style:font-size-complex="16pt"/>
    </style:style>
    <style:style style:name="T19" style:family="text">
      <style:text-properties fo:font-variant="normal" fo:text-transform="none" fo:color="#c7254e" style:font-name="Menlo" fo:font-size="10.5pt" fo:letter-spacing="normal" fo:font-style="normal" fo:font-weight="normal" fo:background-color="#f9f2f4" loext:char-shading-value="0" loext:padding="0cm" loext:border="none"/>
    </style:style>
    <style:style style:name="T20" style:family="text">
      <style:text-properties fo:font-variant="normal" fo:text-transform="none" fo:color="#c7254e" style:font-name="Menlo" fo:font-size="10.5pt" fo:letter-spacing="normal" fo:font-style="normal" fo:font-weight="normal" officeooo:rsid="001fc5db" fo:background-color="#f9f2f4" loext:char-shading-value="0" style:font-weight-asian="normal" style:font-weight-complex="normal" loext:padding="0cm" loext:border="none"/>
    </style:style>
    <style:style style:name="T21" style:family="text">
      <style:text-properties fo:font-variant="normal" fo:text-transform="none" fo:color="#c7254e" style:font-name="Menlo" fo:font-size="10.5pt" fo:letter-spacing="normal" fo:font-style="normal" fo:font-weight="normal" loext:padding="0cm" loext:border="none"/>
    </style:style>
    <style:style style:name="T22" style:family="text">
      <style:text-properties fo:font-variant="normal" fo:text-transform="none" fo:color="#c7254e" style:font-name="Menlo" fo:font-size="10.5pt" fo:letter-spacing="normal" fo:font-style="normal" fo:font-weight="normal" fo:background-color="transparent" loext:char-shading-value="0" loext:padding="0cm" loext:border="none"/>
    </style:style>
    <style:style style:name="T23" style:family="text">
      <style:text-properties fo:font-variant="normal" fo:text-transform="none" fo:color="#c7254e" style:font-name="Menlo" fo:font-size="10.5pt" fo:letter-spacing="normal" fo:font-style="normal" fo:font-weight="normal" fo:background-color="transparent" loext:char-shading-value="0" loext:padding="0cm" loext:border="none"/>
    </style:style>
    <style:style style:name="T24" style:family="text">
      <style:text-properties fo:font-variant="normal" fo:text-transform="none" fo:color="#c7254e" style:font-name="Menlo" fo:font-size="10.5pt" fo:letter-spacing="normal" fo:font-style="normal" fo:background-color="#f9f2f4" loext:char-shading-value="0" loext:padding="0cm" loext:border="none"/>
    </style:style>
    <style:style style:name="T25" style:family="text">
      <style:text-properties fo:font-variant="normal" fo:text-transform="none" fo:color="#c7254e" style:font-name="Menlo" fo:font-size="10.5pt" fo:letter-spacing="normal" fo:font-style="normal" fo:font-weight="bold" officeooo:rsid="001fc5db" fo:background-color="#f9f2f4" loext:char-shading-value="0" style:font-weight-asian="bold" style:font-weight-complex="bold" loext:padding="0cm" loext:border="none"/>
    </style:style>
    <style:style style:name="T26" style:family="text">
      <style:text-properties fo:font-variant="normal" fo:text-transform="none" fo:color="#c7254e" style:font-name="Menlo" fo:font-size="10.5pt" fo:letter-spacing="normal" fo:background-color="#f9f2f4" loext:char-shading-value="0" loext:padding="0cm" loext:border="none"/>
    </style:style>
    <style:style style:name="T27" style:family="text">
      <style:text-properties fo:font-variant="normal" fo:text-transform="none" fo:color="#c7254e" style:font-name="Menlo" fo:font-size="10.5pt" fo:letter-spacing="normal" fo:background-color="transparent" loext:char-shading-value="0" loext:padding="0cm" loext:border="none"/>
    </style:style>
    <style:style style:name="T28" style:family="text">
      <style:text-properties fo:font-variant="normal" fo:text-transform="none" style:font-name="Menlo" fo:font-size="10.5pt" fo:letter-spacing="normal" fo:font-style="normal" fo:font-weight="bold" officeooo:rsid="001fc5db" fo:background-color="#f9f2f4" loext:char-shading-value="0" style:font-weight-asian="bold" style:font-weight-complex="bold" loext:padding="0cm" loext:border="none"/>
    </style:style>
    <style:style style:name="T29" style:family="text">
      <style:text-properties fo:font-variant="normal" fo:text-transform="none" style:use-window-font-color="true" style:font-name="Menlo" fo:font-size="10.5pt" fo:letter-spacing="normal" fo:font-style="normal" fo:font-weight="bold" officeooo:rsid="001fc5db" fo:background-color="#f9f2f4" loext:char-shading-value="0" style:font-weight-asian="bold" style:font-weight-complex="bold" loext:padding="0cm" loext:border="none"/>
    </style:style>
    <style:style style:name="T30" style:family="text">
      <style:text-properties fo:font-variant="normal" fo:text-transform="none" style:use-window-font-color="true" style:font-name="Menlo" fo:font-size="10.5pt" fo:letter-spacing="normal" fo:font-style="normal" fo:font-weight="bold" officeooo:rsid="001fc5db" style:font-weight-asian="bold" style:font-weight-complex="bold" loext:padding="0cm" loext:border="none"/>
    </style:style>
    <style:style style:name="T31" style:family="text">
      <style:text-properties fo:font-variant="normal" fo:text-transform="none" style:use-window-font-color="true" style:font-name="Menlo" fo:font-size="10.5pt" fo:letter-spacing="normal" fo:font-style="normal" fo:font-weight="bold" officeooo:rsid="001d0e5b" fo:background-color="transparent" loext:char-shading-value="0" style:font-weight-asian="bold" style:font-weight-complex="bold" loext:padding="0cm" loext:border="none"/>
    </style:style>
    <style:style style:name="T32" style:family="text">
      <style:text-properties fo:font-variant="normal" fo:text-transform="none" style:use-window-font-color="true" style:font-name="Menlo" fo:font-size="10.5pt" fo:letter-spacing="normal" fo:font-style="normal" fo:font-weight="bold" officeooo:rsid="001fc5db" fo:background-color="transparent" loext:char-shading-value="0" style:font-weight-asian="bold" style:font-weight-complex="bold" loext:padding="0cm" loext:border="none"/>
    </style:style>
    <style:style style:name="T33" style:family="text">
      <style:text-properties fo:font-variant="normal" fo:text-transform="none" style:use-window-font-color="true" style:font-name="Menlo" fo:font-size="10.5pt" fo:letter-spacing="normal" fo:font-style="normal" fo:font-weight="bold" officeooo:rsid="001fc5db" fo:background-color="transparent" loext:char-shading-value="0" style:font-weight-asian="bold" style:font-weight-complex="bold" loext:padding="0cm" loext:border="none"/>
    </style:style>
    <style:style style:name="T34" style:family="text">
      <style:text-properties fo:font-variant="normal" fo:text-transform="none" style:use-window-font-color="true" style:font-name="Menlo" fo:font-size="10.5pt" fo:letter-spacing="normal" fo:font-style="normal" officeooo:rsid="001fc5db" fo:background-color="transparent" loext:char-shading-value="0" loext:padding="0cm" loext:border="none"/>
    </style:style>
    <style:style style:name="T35" style:family="text">
      <style:text-properties fo:font-variant="normal" fo:text-transform="none" style:use-window-font-color="true" style:font-name="Menlo" fo:font-size="10.5pt" fo:letter-spacing="normal" fo:font-style="normal" fo:font-weight="normal" officeooo:rsid="001fc5db" fo:background-color="transparent" loext:char-shading-value="0" style:font-weight-asian="normal" style:font-weight-complex="normal" loext:padding="0cm" loext:border="none"/>
    </style:style>
    <style:style style:name="T36" style:family="text">
      <style:text-properties fo:background-color="transparent" loext:char-shading-value="0"/>
    </style:style>
    <style:style style:name="T37" style:family="text">
      <style:text-properties officeooo:rsid="001d0e5b" fo:background-color="transparent" loext:char-shading-value="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8">jQuery - wprowadzenie</text:span></text:p>
      <text:p text:style-name="P1"><text:span text:style-name="T3">Your browser will run any JavaScript inside a </text:span><text:span text:style-name="Source_20_Text"><text:span text:style-name="T19">script</text:span></text:span><text:span text:style-name="T3"> element, including jQuery.</text:span></text:p>
      <text:p text:style-name="P1"><text:span text:style-name="T3">Inside your </text:span><text:span text:style-name="Source_20_Text"><text:span text:style-name="T19">script</text:span></text:span><text:span text:style-name="T3"> element, add this code: </text:span><text:span text:style-name="Source_20_Text"><text:span text:style-name="T19">$(document).ready(function() {</text:span></text:span><text:span text:style-name="T3"> to your </text:span><text:span text:style-name="Source_20_Text"><text:span text:style-name="T19">script</text:span></text:span><text:span text:style-name="T3">. Then close it on the following line (still inside your </text:span><text:span text:style-name="Source_20_Text"><text:span text:style-name="T19">script</text:span></text:span><text:span text:style-name="T3"> element) with: </text:span><text:span text:style-name="Source_20_Text"><text:span text:style-name="T19">}); </text:span></text:span><text:span text:style-name="T3">The important thing to know is that code you put inside this </text:span><text:span text:style-name="Source_20_Text"><text:span text:style-name="T19">function</text:span></text:span><text:span text:style-name="T3"> will run as soon as your browser has loaded your page. This is important because without your </text:span><text:span text:style-name="Source_20_Text"><text:span text:style-name="T19">document ready function</text:span></text:span><text:span text:style-name="T3">, your code may run before your HTML is rendered, which would cause bugs.</text:span></text:p>
      <text:p text:style-name="P1"><text:span text:style-name="T3">All jQuery functions start with a </text:span><text:span text:style-name="Source_20_Text"><text:span text:style-name="T19">$</text:span></text:span><text:span text:style-name="T3">, usually referred to as a </text:span><text:span text:style-name="Source_20_Text"><text:span text:style-name="T19">dollar sign operator</text:span></text:span><text:span text:style-name="T3">, or as </text:span><text:span text:style-name="Source_20_Text"><text:span text:style-name="T19">bling</text:span></text:span><text:span text:style-name="T3">.</text:span></text:p>
      <text:p text:style-name="P23"><text:span text:style-name="T17">Selektory</text:span></text:p>
      <text:p text:style-name="P1"><text:span text:style-name="T3">jQuery often selects an HTML element with a </text:span><text:span text:style-name="Source_20_Text"><text:span text:style-name="T19">selector</text:span></text:span><text:span text:style-name="T3">, then does something to that element.</text:span></text:p>
      <text:p text:style-name="P1"><text:span text:style-name="T3">jQuery's </text:span><text:span text:style-name="Source_20_Text"><text:span text:style-name="T19">.addClass()</text:span></text:span><text:span text:style-name="T3"> function allows you to add classes to elements. </text:span><text:span text:style-name="T5">Przykładowo:</text:span></text:p>
      <text:p text:style-name="P5"><text:span text:style-name="T3">$("button").addClass("animated bounce")</text:span></text:p>
      <text:p text:style-name="P6"><text:span text:style-name="T3">$(".well").addClass("animated shake")</text:span></text:p>
      <text:p text:style-name="P7"><text:span text:style-name="T14">$</text:span><text:span text:style-name="T13">(„.nazwaklasy”) wskazuje klasę CSS, .addClass to funkcja, które dodaje do niej klasy jQuery z efektami („nazwaKlasyjQuery”) </text:span></text:p>
      <text:p text:style-name="P12"><text:span text:style-name="T15">Można oczywiście również wskazywać po id, przykładowo: </text:span><text:span text:style-name="T16">$("#target3")</text:span></text:p>
      <text:p text:style-name="P13"><text:span text:style-name="T1">Całe ćwiczenie wygląda tak:</text:span></text:p>
      <text:p text:style-name="P8"><text:span text:style-name="T1"><text:s/>$(document).ready(function() {</text:span></text:p>
      <text:p text:style-name="P8"><text:span text:style-name="T1"><text:s text:c="4"/>$("button").addClass("animated bounce");</text:span></text:p>
      <text:p text:style-name="P8"><text:span text:style-name="T1"><text:s text:c="4"/>$(".well").addClass("animated shake");</text:span></text:p>
      <text:p text:style-name="P8"><text:span text:style-name="T1"><text:s text:c="4"/>$("#target3").addClass("animated fadeOut");</text:span></text:p>
      <text:p text:style-name="P8"><text:span text:style-name="T1"><text:s text:c="2"/>});</text:span></text:p>
      <text:p text:style-name="P9"><text:span text:style-name="T13">Now you know three ways of targeting elements: by type: </text:span><text:span text:style-name="Source_20_Text"><text:span text:style-name="T27">$("button")</text:span></text:span><text:span text:style-name="T13">, by class: </text:span><text:span text:style-name="Source_20_Text"><text:span text:style-name="T27">$(".btn")</text:span></text:span><text:span text:style-name="T13">, and by id </text:span><text:span text:style-name="Source_20_Text"><text:span text:style-name="T27">$("#target1")</text:span></text:span><text:span text:style-name="T13">.</text:span></text:p>
      <text:p text:style-name="P14"><text:span text:style-name="T13">Usuwanie klas</text:span></text:p>
      <text:p text:style-name="P10"><text:span text:style-name="T13">In the same way you can add classes to an element with jQuery's </text:span><text:span text:style-name="Source_20_Text"><text:span text:style-name="T26">addClass()</text:span></text:span><text:span text:style-name="T13"> function, you can remove them with jQuery's </text:span><text:span text:style-name="Source_20_Text"><text:span text:style-name="T26">removeClass()</text:span></text:span><text:span text:style-name="T13"> function.</text:span></text:p>
      <text:p text:style-name="P24">Here's how you would do this for a specific button:</text:p>
      <text:p text:style-name="P1"><text:span text:style-name="Source_20_Text"><text:span text:style-name="T19">$("#target2").removeClass("btn-default");</text:span></text:span></text:p>
      <text:p text:style-name="P10"><text:span text:style-name="T13"/></text:p>
      <text:p text:style-name="P14"><text:soft-page-break/><text:span text:style-name="T13">Użycie jQuery do zmiany CSSa przypisanego danemu elementowi</text:span></text:p>
      <text:p text:style-name="P25"><text:span text:style-name="T36">We can also change the CSS of an HTML element directly with jQuery.</text:span></text:p>
      <text:p text:style-name="P1"><text:span text:style-name="T3">jQuery has a function called </text:span><text:span text:style-name="Source_20_Text"><text:span text:style-name="T19">.css()</text:span></text:span><text:span text:style-name="T3"> that allows you to change the CSS of an element.</text:span></text:p>
      <text:p text:style-name="P24">Here's how we would change its color to blue:</text:p>
      <text:p text:style-name="P20"><text:span text:style-name="Source_20_Text"><text:span text:style-name="T19">$("#target1").css("color", "blue");</text:span></text:span></text:p>
      <text:p text:style-name="P24">This is slightly different from a normal CSS declaration, because the CSS property and its value are in quotes, and separated with a comma instead of a colon.</text:p>
      <text:p text:style-name="P10"><text:span text:style-name="T13"/></text:p>
      <text:p text:style-name="P15"><text:span text:style-name="T13">Wyłączenie elementu</text:span></text:p>
      <text:p text:style-name="P26"><text:span text:style-name="T37">You can also change the non-CSS properties of HTML elements with jQuery. For example, you can disable buttons. </text:span>When you disable a button, it will become grayed-out and can no longer be clicked.</text:p>
      <text:p text:style-name="P1"><text:span text:style-name="T3">jQuery has a function called </text:span><text:span text:style-name="Source_20_Text"><text:span text:style-name="T19">.prop()</text:span></text:span><text:span text:style-name="T3"> that allows you to adjust the properties of elements. Here's how you would disable all buttons:</text:span></text:p>
      <text:p text:style-name="P20"><text:span text:style-name="Source_20_Text"><text:span text:style-name="T19">$("button").prop("disabled", true);</text:span></text:span></text:p>
      <text:p text:style-name="P20"><text:span text:style-name="Source_20_Text"><text:span text:style-name="T19"/></text:span></text:p>
      <text:p text:style-name="P21"><text:span text:style-name="Source_20_Text"><text:span text:style-name="T31">Zmiana tekstu wewnątrz elementu</text:span></text:span></text:p>
      <text:p text:style-name="P17"><text:span text:style-name="T3">jQuery has a function called </text:span><text:span text:style-name="Source_20_Text"><text:span text:style-name="T19">.html()</text:span></text:span><text:span text:style-name="T3"> that lets you add HTML tags and text within an element. Any content previously within the element will be completely replaced with the content you provide using this function.</text:span></text:p>
      <text:p text:style-name="P24">Here's how you would rewrite and emphasize the text of our heading:</text:p>
      <text:p text:style-name="P20"><text:span text:style-name="Source_20_Text"><text:span text:style-name="T19">$("h3").html("&lt;em&gt;jQuery Playground&lt;/em&gt;");</text:span></text:span></text:p>
      <text:p text:style-name="P1"><text:span text:style-name="T3">jQuery also has a similar function called </text:span><text:span text:style-name="Source_20_Text"><text:span text:style-name="T19">.text()</text:span></text:span><text:span text:style-name="T3"> that only alters text without adding tags. In other words, this function will not evaluate any HTML tags passed to it, but will instead treat it as the text you want to replace the existing content with.</text:span></text:p>
      <text:p text:style-name="P1"><text:span text:style-name="T3"/></text:p>
      <text:p text:style-name="P3"><text:span text:style-name="T2">Usunięcie elementu</text:span></text:p>
      <text:p text:style-name="P27"><text:span text:style-name="T2">jQuery has a function called </text:span><text:span text:style-name="Source_20_Text"><text:span text:style-name="T24">.remove()</text:span></text:span><text:span text:style-name="T2"> that will remove an HTML element entirely.</text:span></text:p>
      <text:p text:style-name="P27"><text:span text:style-name="T2"/></text:p>
      <text:p text:style-name="P3"><text:span text:style-name="T2">Przenoszenie elementów</text:span></text:p>
      <text:p text:style-name="P27"><text:span text:style-name="T2">jQuery has a function called </text:span><text:span text:style-name="Source_20_Text"><text:span text:style-name="T24">appendTo()</text:span></text:span><text:span text:style-name="T2"> that allows you to select HTML elements and append them to another element.</text:span></text:p>
      <text:p text:style-name="P1"><text:soft-page-break/><text:span text:style-name="T3">For example, if we wanted to move </text:span><text:span text:style-name="Source_20_Text"><text:span text:style-name="T19">target4</text:span></text:span><text:span text:style-name="T3"> from our right well to our left well, we would use:</text:span></text:p>
      <text:p text:style-name="P20"><text:span text:style-name="Source_20_Text"><text:span text:style-name="T19">$("#target4").appendTo("#left-well");</text:span></text:span></text:p>
      <text:p text:style-name="P3"><text:span text:style-name="T2"/></text:p>
      <text:p text:style-name="P3"><text:span text:style-name="T2">Klonowanie i przenoszenie elementów (czyli kopiowanie poprzez 2 funkcje)</text:span></text:p>
      <text:p text:style-name="P18"><text:span text:style-name="T10">In addition to moving elements, you can also copy them from one place to another. </text:span><text:span text:style-name="T3">jQuery has a function called </text:span><text:span text:style-name="Source_20_Text"><text:span text:style-name="T19">clone()</text:span></text:span><text:span text:style-name="T3"> that makes a copy of an element. For example, if we wanted to copy </text:span><text:span text:style-name="Source_20_Text"><text:span text:style-name="T19">target2</text:span></text:span><text:span text:style-name="T3"> from our </text:span><text:span text:style-name="Source_20_Text"><text:span text:style-name="T19">left-well</text:span></text:span><text:span text:style-name="T3"> to our </text:span><text:span text:style-name="Source_20_Text"><text:span text:style-name="T19">right-well</text:span></text:span><text:span text:style-name="T3">, we would use:</text:span></text:p>
      <text:p text:style-name="P20"><text:span text:style-name="Source_20_Text"><text:span text:style-name="T19">$("#target2").clone().appendTo("#right-well");</text:span></text:span></text:p>
      <text:p text:style-name="P1"><text:span text:style-name="T3">Did you notice this involves sticking two jQuery functions together? This is called </text:span><text:span text:style-name="Source_20_Text"><text:span text:style-name="T19">function chaining</text:span></text:span><text:span text:style-name="T3"> and it's a convenient way to get things done with jQuery.</text:span></text:p>
      <text:p text:style-name="P1"><text:span text:style-name="T3"/></text:p>
      <text:p text:style-name="P4"><text:span text:style-name="T2">Wskazywanie rodzica danego elementu</text:span></text:p>
      <text:p text:style-name="P28"><text:span text:style-name="T2">jQuery has a function called </text:span><text:span text:style-name="Source_20_Text"><text:span text:style-name="T24">parent()</text:span></text:span><text:span text:style-name="T2"> that allows you to access the parent of whichever element you've selected.</text:span></text:p>
      <text:p text:style-name="P1"><text:span text:style-name="T3">Here's an example of how you would use the </text:span><text:span text:style-name="Source_20_Text"><text:span text:style-name="T19">parent()</text:span></text:span><text:span text:style-name="T3"> function if you wanted to give the parent element of the </text:span><text:span text:style-name="Source_20_Text"><text:span text:style-name="T19">left-well</text:span></text:span><text:span text:style-name="T3"> element a background color of blue:</text:span></text:p>
      <text:p text:style-name="P20"><text:span text:style-name="Source_20_Text"><text:span text:style-name="T19">$("#left-well").parent().css("background-color", "blue")</text:span></text:span></text:p>
      <text:p text:style-name="P20"><text:span text:style-name="Source_20_Text"><text:span text:style-name="T19"/></text:span></text:p>
      <text:p text:style-name="P22"><text:span text:style-name="Source_20_Text"><text:span text:style-name="T33">Wskazywanie dzieci danego elementu</text:span></text:span></text:p>
      <text:p text:style-name="P19"><text:span text:style-name="Source_20_Text"><text:span text:style-name="T6">jQuery has a function called </text:span></text:span><text:span text:style-name="Source_20_Text"><text:span text:style-name="T20">children()</text:span></text:span><text:span text:style-name="Source_20_Text"><text:span text:style-name="T6"> that allows you to access the children of whichever element you've selected.</text:span></text:span></text:p>
      <text:p text:style-name="P1"><text:span text:style-name="T3">Here's an example of how you would use the </text:span><text:span text:style-name="Source_20_Text"><text:span text:style-name="T19">children()</text:span></text:span><text:span text:style-name="T3"> function to give the children of your </text:span><text:span text:style-name="Source_20_Text"><text:span text:style-name="T19">left-well</text:span></text:span><text:span text:style-name="T3"> element the color of blue:</text:span></text:p>
      <text:p text:style-name="P20"><text:span text:style-name="Source_20_Text"><text:span text:style-name="T19">$("#left-well").children().css("color", "blue")</text:span></text:span></text:p>
      <text:p text:style-name="P16"><text:span text:style-name="Source_20_Text"><text:span text:style-name="T8">jQuery uses CSS Selectors to target elements. </text:span></text:span><text:span text:style-name="Source_20_Text"><text:span text:style-name="T23">target:nth-child(n)</text:span></text:span><text:span text:style-name="Source_20_Text"><text:span text:style-name="T8">css selector allows you to select all the nth elements with the target class or element type.</text:span></text:span></text:p>
      <text:p text:style-name="P24">Here's how you would give the third element in each well the bounce class:</text:p>
      <text:p text:style-name="P20"><text:span text:style-name="Source_20_Text"><text:span text:style-name="T19">$(".target:nth-child(3)").addClass("animated bounce");</text:span></text:span></text:p>
      <text:p text:style-name="P16"><text:span text:style-name="Source_20_Text"><text:span text:style-name="T8">You can also target all the even-numbered </text:span></text:span><text:span text:style-name="Source_20_Text"><text:span text:style-name="T9">(liczby parzyste)</text:span></text:span><text:span text:style-name="Source_20_Text"><text:span text:style-name="T8"> elements.</text:span></text:span></text:p>
      <text:p text:style-name="P1"><text:span text:style-name="T3">Here's how you would target all the odd-numbered </text:span><text:span text:style-name="T12">(liczby niepatrzyste)</text:span><text:span text:style-name="T3"> elements with class </text:span><text:span text:style-name="Source_20_Text"><text:span text:style-name="T19">target</text:span></text:span><text:span text:style-name="T3"> and give them classes:</text:span></text:p>
      <text:p text:style-name="P20"><text:span text:style-name="Source_20_Text"><text:span text:style-name="T19">$(".target:odd").addClass("animated shake");</text:span></text:span></text:p>
      <text:p text:style-name="P1"><text:soft-page-break/><text:span text:style-name="T3">Note that jQuery is zero-indexed, meaning that, counter-intuitively, </text:span><text:span text:style-name="Source_20_Text"><text:span text:style-name="T19">:odd</text:span></text:span><text:span text:style-name="T3"> selects the second element, fourth element, and so on.</text:span></text:p>
      <text:p text:style-name="P1"><text:span text:style-name="T3">:</text:span><text:span text:style-name="T12">even wskazuje liczby parzyste (czyli w systemie zerojedynkowym: 1,3,5...)</text:span></text:p>
      <text:p text:style-name="P16"><text:span text:style-name="Source_20_Text"><text:span text:style-name="T19"/></text:span></text:p>
      <text:p text:style-name="P16"><text:span text:style-name="Source_20_Text"><text:span text:style-name="T19"/></text:span></text:p>
      <text:p text:style-name="P19"><text:span text:style-name="Source_20_Text"><text:span text:style-name="T35"/></text:span></text:p>
      <text:p text:style-name="P28"/>
      <text:p text:style-name="P27"><text:span text:style-name="T2"/></text:p>
      <text:p text:style-name="P17"/>
      <text:p text:style-name="P11"><text:span text:style-name="T1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ans-serif"/>
    <style:font-face style:name="Menlo" svg:font-family="Menlo, Monaco, Consolas,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1:32:29.724426739</meta:creation-date>
    <meta:generator>LibreOffice/5.1.6.2$Linux_X86_64 LibreOffice_project/10m0$Build-2</meta:generator>
    <dc:date>2017-11-21T13:12:00.278941837</dc:date>
    <meta:editing-duration>PT27M23S</meta:editing-duration>
    <meta:editing-cycles>6</meta:editing-cycles>
    <meta:document-statistic meta:table-count="0" meta:image-count="0" meta:object-count="0" meta:page-count="4" meta:paragraph-count="63" meta:word-count="793" meta:character-count="5357" meta:non-whitespace-character-count="4611"/>
  </office:meta>
</office:document-meta>
</file>